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W. Schneeber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11, 1891</text:p>
      <text:p text:style-name="P5">Month<text:tab/><text:tab/><text:tab/><text:tab/><text:tab/><text:tab/>Nov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Balto Nov. 11th '91./</text:p>
      <text:p text:style-name="P3">Rev. Dr S. Morais,/</text:p>
      <text:p text:style-name="P3"><text:tab/>Esteemed friend and colleague,[?]/</text:p>
      <text:p text:style-name="P3"><text:tab/><text:tab/>At a meeting of the members of our/ congregation last night, of which your humble/ servant is an ex-officio member, it was/ resolved to celebrate publicly, the 90th/ birthday of the venerable president, Mr Jonas/ Friedenwald and to give expression/ to the universal appreciation of his services/ as officer, philanthropist and loyal ex-/ponent to conservatism./</text:p>
      <text:p text:style-name="P3">The members expressed their unanimous/ desire to have the occasion heightened by/ the presence of the champion of orthodoxy in/ this country./</text:p>
      <text:p text:style-name="P3">It becomes therefore my most pleasant/</text:p>
      <text:p text:style-name="P3"/>
      <text:p text:style-name="P3">[Page 2]</text:p>
      <text:p text:style-name="P3">duty to inform you of this fact and to/ ask you whether you can make it/ possible to honor us with your/ <text:soft-page-break/>presence and inspire us with your/ eloquence as orator of the day./ <text:s/>The day set is Sunday the 29th inst, at/ 2 o'clock PM./</text:p>
      <text:p text:style-name="P3">The official invitation and all farther/ particulars will follow as soon as I/ have heard of your acceptance, which/ I trust will be <text:span text:style-name="T2">b</text:span> in the positive. d. v./</text:p>
      <text:p text:style-name="P3">Awaiting your early <text:span text:style-name="T2">app</text:span> reply, I am/ with kindest regards/ fraternally yours/ H W Schneeberger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3:53:42.30</meta:creation-date>
    <meta:document-statistic meta:table-count="0" meta:image-count="0" meta:object-count="0" meta:page-count="3" meta:paragraph-count="71" meta:word-count="354" meta:character-count="2387"/>
    <dc:date>2011-11-29T13:59:29.09</dc:date>
    <dc:creator>Penn Libraries</dc:creator>
    <meta:editing-duration>PT00H05M46S</meta:editing-duration>
    <meta:editing-cycles>1</meta:editing-cycles>
    <meta:generator>OpenOffice.org/3.2$Win32 OpenOffice.org_project/320m12$Build-9483</meta:generator>
  </office:meta>
</office:document-meta>
</file>